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4.2521in" style:rel-column-width="41634*"/>
    </style:style>
    <style:style style:name="Table2.C" style:family="table-column">
      <style:table-column-properties style:column-width="0.6215in" style:rel-column-width="6085*"/>
    </style:style>
    <style:style style:name="Table2.D" style:family="table-column">
      <style:table-column-properties style:column-width="0.0653in" style:rel-column-width="639*"/>
    </style:style>
    <style:style style:name="Table2.E" style:family="table-column">
      <style:table-column-properties style:column-width="1.3188in" style:rel-column-width="129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85e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5f1d4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underline-style="none" fo:font-weight="normal" officeooo:rsid="00fd8749" style:font-weight-asian="normal" style:font-weight-complex="normal"/>
    </style:style>
    <style:style style:name="T5" style:family="text">
      <style:text-properties style:text-underline-style="none" officeooo:rsid="00245a79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8" style:family="text">
      <style:text-properties fo:font-weight="bold" style:font-name-asian="Microsoft YaHei" style:font-weight-asian="bold" style:font-name-complex="Mangal" style:font-weight-complex="bold"/>
    </style:style>
    <style:style style:name="T9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1d220" style:font-weight-asian="bold" style:font-weight-complex="bold"/>
    </style:style>
    <style:style style:name="T12" style:family="text">
      <style:text-properties fo:font-weight="bold" officeooo:rsid="0122246c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fo:font-size="6pt" style:text-underline-style="none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7"><text:text-input text:description="&lt;if test=&quot;o.partner_id &lt;&gt; o.partner_shipping_id&quot;&gt;">test</text:text-input></text:p>
            <text:p text:style-name="P24"><text:text-input text:description="&lt;_(&quot;To&quot;)&gt;"/><text:text-input text:description="&lt;o.partner_shipping_id.title or _('To:') &gt;">Title</text:text-input> <text:text-input text:description="&lt;o.partner_shipping_id.name or ''&gt;">contact_name</text:text-input></text:p>
            <text:p text:style-name="P73"><text:text-input text:description="&lt;/if&gt;">endtest</text:text-input></text:p>
            <text:p text:style-name="P25"><text:span text:style-name="T25"><text:text-input text:description="&lt;if test=&quot;o.partner_id.is_company and o.partner_id.vat&quot;&gt;">if company and vat</text:text-input></text:span><text:span text:style-name="T4"><text:text-input text:description="&lt;_(&quot;VAT no.&quot;)&gt;">VAT no.</text:text-input></text:span><text:span text:style-name="T4">:</text:span><text:span text:style-name="T5"> </text:span><text:span text:style-name="T17"><text:text-input text:description="&lt;(o.partner_id.vat.replace('HR','') or '')&gt;">VAT</text:text-input></text:span><text:span text:style-name="T18"><text:text-input text:description="&lt;/if&gt;">end if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7"><text:span text:style-name="T9"><text:text-input text:description="&lt;_(&quot;Salesman&quot;)&gt;">Salesman</text:text-input></text:span><text:span text:style-name="T8">:</text:span><text:span text:style-name="T13"> </text:span><text:span text:style-name="T13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7"><text:text-input text:description="&lt; _(&quot;Quotation&quot;)&gt;">Quotation</text:text-input></text:span><text:span text:style-name="T6">: </text:span><text:span text:style-name="T6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6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E2" office:value-type="string">
            <text:p text:style-name="P64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20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1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1"><text:text-input text:description="&lt;formatLang(o.lcy_amount_tax, digits=2) or ''&gt;">tax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10"><text:text-input text:description="&lt;_(&quot;Exchange rate&quot;)&gt;">Exchange rate</text:text-input></text:span><text:span text:style-name="T10">:</text:span> </text:p>
          </table:table-cell>
          <table:table-cell table:style-name="Tablica7.A1" office:value-type="string">
            <text:p text:style-name="P40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10"><text:text-input text:description="&lt;_(&quot;Delivery period&quot;)&gt;">Delivery period</text:text-input></text:span><text:span text:style-name="T10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11"><text:text-input text:description="&lt;_(&quot;Delivery location&quot;)&gt;">Delivery location</text:text-input></text:span><text:span text:style-name="T10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2"><text:text-input text:description="&lt;_(&quot;Validity of offer&quot;)&gt;">Validity of offer</text:text-input></text:span><text:span text:style-name="T10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11"><text:text-input text:description="&lt;_(&quot;Other information&quot;)&gt;">Other information</text:text-input></text:span><text:span text:style-name="T10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14T14:58:53.058780906</dc:date>
    <meta:editing-duration>P2DT11H40M10S</meta:editing-duration>
    <meta:editing-cycles>335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63" meta:character-count="1595" meta:non-whitespace-character-count="1495"/>
  </office:meta>
</office:document-meta>
</file>